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legreya" svg:font-family="Alegreya, serif"/>
    <style:font-face style:name="Georgia1" svg:font-family="Georgia, Georgia"/>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3" style:family="paragraph" style:parent-style-name="Standard">
      <style:paragraph-properties fo:margin-top="0in" fo:margin-bottom="0in" fo:line-height="100%" fo:text-align="justify"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5"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6" style:family="paragraph" style:parent-style-name="Standard">
      <style:paragraph-properties fo:margin-top="0in" fo:margin-bottom="0in" fo:line-height="100%" fo:text-align="start" style:justify-single-word="false"/>
    </style:style>
    <style:style style:name="P7" style:family="paragraph" style:parent-style-name="Standard">
      <style:paragraph-properties fo:margin-top="0in" fo:margin-bottom="0in" fo:line-height="100%" fo:text-align="start" style:justify-single-word="false"/>
      <style:text-properties fo:color="#000000" style:font-name="Georgia" fo:font-size="10.5pt" style:font-size-asian="10.5pt" style:font-size-complex="10.5pt"/>
    </style:style>
    <style:style style:name="P8"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9"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10"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11" style:family="paragraph" style:parent-style-name="BODY">
      <style:paragraph-properties fo:margin-top="0in" fo:margin-bottom="0in" fo:line-height="100%" fo:text-align="start" style:justify-single-word="false"/>
    </style:style>
    <style:style style:name="P12" style:family="paragraph" style:parent-style-name="BODY">
      <style:paragraph-properties fo:margin-top="0in" fo:margin-bottom="0in" fo:line-height="100%" fo:text-align="start" style:justify-single-word="false"/>
      <style:text-properties style:font-name="Georgia" fo:font-size="10.5pt" style:font-size-asian="10.5pt" style:font-size-complex="10.5pt"/>
    </style:style>
    <style:style style:name="P13" style:family="paragraph" style:parent-style-name="Text_20_body">
      <style:paragraph-properties fo:margin-top="0in" fo:margin-bottom="0in" fo:line-height="100%" fo:text-align="start" style:justify-single-word="false"/>
    </style:style>
    <style:style style:name="P14" style:family="paragraph" style:parent-style-name="Quotations">
      <style:paragraph-properties fo:margin-left="0in" fo:margin-right="0in" fo:margin-top="0in" fo:margin-bottom="0in" fo:line-height="100%" fo:text-align="start" style:justify-single-word="false" fo:orphans="2" fo:widows="2" fo:text-indent="0in" style:auto-text-indent="false"/>
      <style:text-properties fo:font-variant="normal" fo:text-transform="none" fo:color="#06021b" style:font-name="Georgia" fo:font-size="10.5pt" fo:letter-spacing="normal" fo:font-weight="normal"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color="#000000" fo:language="none" fo:country="none" fo:font-weight="normal" fo:background-color="transparent"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3" style:family="text">
      <style:text-properties fo:color="#000000" fo:language="none" fo:country="none" fo:font-style="italic" fo:font-weight="normal" fo:background-color="transparent"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4"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5" style:family="text">
      <style:text-properties fo:color="#000000"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6" style:family="text">
      <style:text-properties style:font-name="Georgia" fo:language="none" fo:country="none" style:font-name-asian="Georgia" style:language-asian="none" style:country-asian="none" style:font-name-complex="Georgia" style:language-complex="none" style:country-complex="none"/>
    </style:style>
    <style:style style:name="T7"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8" style:family="text">
      <style:text-properties fo:language="none" fo:country="none" style:font-name-asian="Georgia" style:language-asian="none" style:country-asian="none" style:font-name-complex="Georgia" style:language-complex="none" style:country-complex="none"/>
    </style:style>
    <style:style style:name="T9" style:family="text">
      <style:text-properties fo:language="none" fo:country="none" style:font-name-asian="Georgia" style:language-asian="none" style:country-asian="none" style:font-style-asian="italic" style:font-name-complex="Georgia" style:language-complex="none" style:country-complex="none" style:font-style-complex="italic"/>
    </style:style>
    <style:style style:name="T10"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1" style:family="text">
      <style:text-properties fo:language="none" fo:country="none" style:text-underline-style="none" style:font-name-asian="Georgia" style:language-asian="none" style:country-asian="none" style:font-name-complex="Georgia" style:language-complex="none" style:country-complex="none"/>
    </style:style>
    <style:style style:name="T12" style:family="text">
      <style:text-properties fo:font-variant="normal" fo:text-transform="none" fo:color="#000000" style:font-name="Georgia" fo:font-size="10.5pt" fo:letter-spacing="normal" fo:font-style="normal" fo:font-weight="normal" style:font-size-asian="10.5pt" style:font-size-complex="10.5pt"/>
    </style:style>
    <style:style style:name="T13"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14"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15" style:family="text">
      <style:text-properties fo:font-variant="normal" fo:text-transform="none" fo:color="#000000" style:font-name="Georgia" fo:font-size="10.5pt" fo:letter-spacing="normal" fo:language="none" fo:country="none" fo:font-style="normal" style:text-underline-style="solid" style:text-underline-width="auto" style:text-underline-color="font-color" fo:font-weight="normal" style:font-name-asian="Georgia" style:font-size-asian="10.5pt" style:language-asian="none" style:country-asian="none" style:font-name-complex="Georgia" style:font-size-complex="10.5pt" style:language-complex="none" style:country-complex="none"/>
    </style:style>
    <style:style style:name="T16" style:family="text">
      <style:text-properties fo:font-variant="normal" fo:text-transform="none" fo:color="#000000" fo:letter-spacing="normal" fo:language="none" fo:country="none" fo:font-style="normal" fo:font-weight="normal" style:font-name-asian="Georgia" style:language-asian="none" style:country-asian="none" style:font-name-complex="Georgia" style:language-complex="none" style:country-complex="none"/>
    </style:style>
    <style:style style:name="T17" style:family="text">
      <style:text-properties fo:font-variant="normal" fo:text-transform="none" fo:color="#000000" fo:letter-spacing="normal" fo:language="none" fo:country="none" fo:font-style="normal" fo:font-weight="normal" style:font-name-asian="Georgia" style:language-asian="none" style:country-asian="none" style:font-style-asian="italic" style:font-name-complex="Georgia" style:language-complex="none" style:country-complex="none" style:font-style-complex="italic"/>
    </style:style>
    <style:style style:name="T18" style:family="text">
      <style:text-properties fo:font-variant="normal" fo:text-transform="none" fo:color="#000000" fo:letter-spacing="normal" fo:language="none" fo:country="none" fo:font-style="normal" fo:font-weight="bold" style:font-name-asian="Georgia" style:language-asian="none" style:country-asian="none" style:font-weight-asian="bold" style:font-name-complex="Georgia" style:language-complex="none" style:country-complex="none" style:font-weight-complex="bold"/>
    </style:style>
    <style:style style:name="T19" style:family="text">
      <style:text-properties fo:font-variant="normal" fo:text-transform="none" fo:color="#000000" fo:letter-spacing="normal" fo:language="none" fo:country="none" fo:font-style="italic" fo:font-weight="normal" style:font-name-asian="Georgia" style:language-asian="none" style:country-asian="none" style:font-style-asian="italic" style:font-name-complex="Georgia" style:language-complex="none" style:country-complex="none" style:font-style-complex="italic"/>
    </style:style>
    <style:style style:name="T20" style:family="text">
      <style:text-properties fo:font-variant="normal" fo:text-transform="none" fo:color="#000000" fo:letter-spacing="normal" fo:language="en" fo:country="US" fo:font-style="normal" fo:font-weight="normal" style:font-name-asian="Georgia" style:language-asian="none" style:country-asian="none" style:font-name-complex="Georgia" style:language-complex="none" style:country-complex="none"/>
    </style:style>
    <style:style style:name="T21" style:family="text">
      <style:text-properties fo:font-variant="normal" fo:text-transform="none" fo:color="#06021b" style:font-name="Georgia" fo:font-size="10.5pt" fo:letter-spacing="normal" fo:font-style="normal" fo:font-weight="normal" style:font-size-asian="10.5pt" style:font-weight-asian="normal" style:font-size-complex="10.5pt" style:font-weight-complex="normal"/>
    </style:style>
    <style:style style:name="T22" style:family="text">
      <style:text-properties fo:font-variant="normal" fo:text-transform="none" fo:letter-spacing="normal" fo:font-style="normal" fo:font-weight="bold" style:font-weight-asian="bold" style:font-weight-complex="bold"/>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style:text-underline-style="solid" style:text-underline-width="auto" style:text-underline-color="font-color" fo:font-weight="normal"/>
    </style:style>
    <style:style style:name="T25" style:family="text">
      <style:text-properties fo:font-variant="normal" fo:text-transform="none" fo:letter-spacing="normal" fo:font-style="italic" fo:font-weight="normal" style:font-style-asian="italic" style:font-style-complex="italic"/>
    </style:style>
    <style:style style:name="T26" style:family="text">
      <style:text-properties fo:font-variant="normal" fo:text-transform="none" fo:letter-spacing="normal" fo:language="none" fo:country="none" fo:font-style="normal" fo:font-weight="normal" style:font-name-asian="Georgia" style:language-asian="none" style:country-asian="none" style:font-name-complex="Georgia" style:language-complex="none" style:country-complex="none"/>
    </style:style>
    <style:style style:name="T27" style:family="text">
      <style:text-properties fo:font-variant="normal" fo:text-transform="none" fo:letter-spacing="normal" fo:language="none" fo:country="none" fo:font-style="italic" fo:font-weight="normal" style:font-name-asian="Georgia" style:language-asian="none" style:country-asian="none" style:font-style-asian="italic" style:font-name-complex="Georgia" style:language-complex="none" style:country-complex="none" style:font-style-complex="italic"/>
    </style:style>
    <style:style style:name="T28" style:family="text">
      <style:text-properties fo:font-style="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Running of the Righteous</text:p>
      <text:p text:style-name="P1"><text:span text:style-name="T1">Read:</text:span> John 20:1-8</text:p>
      <text:p text:style-name="P1"><text:span text:style-name="T1">Text:</text:span> <text:span text:style-name="T16">Proverbs 18:10 The name of the LORD </text:span><text:span text:style-name="T19">is</text:span><text:span text:style-name="T16"> a strong tower: the righteous runneth into it, and is safe.</text:span></text:p>
      <text:p text:style-name="P2"><text:span text:style-name="T1">Introduction:</text:span> As I recently read our text verse I realized that there are many reasons that people run. <text:s/>A man may be speeding down the high-way because the driver is not paying attention or he/she may be on their way to the hospital for an emergency or they may be fleeing from a bank that they just robbed and the car is stolen. <text:s/>It is the same when people run to Christ. <text:s/>There are many reasons from the scriptures that people ran to Jesus. <text:s/></text:p>
      <text:p text:style-name="P2"/>
      <text:p text:style-name="P2"><text:span text:style-name="T1">Running for answers:</text:span> Mark tells of a rich, young ruler who sees Jesus.</text:p>
      <text:p text:style-name="P11"><text:span text:style-name="T14">Mark 10:17 “And when he was gone forth into the way, there came one </text:span><text:span text:style-name="T15">running</text:span><text:span text:style-name="T14">, and kneeled to him, and asked him, Good Master, what shall I do that I may inherit eternal life?” <text:s/>This man had lots of money and an excellent resume as a law keeper. <text:s/>After a few questions to establish that he was a generally righteous man, Jesus informs him that he is very close to inheriting eternal life. <text:s/>“</text:span><text:span text:style-name="T4">One thing thou lackest: go thy way, sell what-soever thou hast, and give to the poor, and thou shalt have treasure in heaven: and come, take up the cross, and follow me.” <text:s/>In that moment we discover that the man didn't like the answer. <text:s/></text:span><text:span text:style-name="T5">He chose $ over Christ</text:span><text:span text:style-name="T4">.</text:span></text:p>
      <text:p text:style-name="P9"><text:span text:style-name="T8"/></text:p>
      <text:p text:style-name="P7"><text:span text:style-name="T22">Running for proof:</text:span><text:span text:style-name="T23"> an unbelieving [</text:span><text:span text:style-name="T25">I believe he was a priest</text:span><text:span text:style-name="T23">] at the crucifixion </text:span><text:span text:style-name="T24">ran</text:span><text:span text:style-name="T23"> to fill </text:span><text:span text:style-name="T26">“...a spunge full of vinegar, and put </text:span><text:span text:style-name="T27">it</text:span><text:span text:style-name="T26"> on a reed, and gave him to drink, saying, Let alone; let us see whether Elias will come to take him down.” <text:s/>After Jesus cried out “</text:span><text:span text:style-name="T8">Eloi, Eloi, lama sabachthani” this man thought he was calling for Elisha. (He didn't know his “Greek”). <text:s/>Does it make you wonder how he would have responded if Elisha had shown up and taken Jesus off of the cross? <text:s/></text:span><text:span text:style-name="T10">There are some who know who Jesus is but (because they don't want to give up their lifestyle) look for reasons to disbelieve</text:span><text:span text:style-name="T8">.</text:span></text:p>
      <text:p text:style-name="P2"><text:span text:style-name="T8"/></text:p>
      <text:p text:style-name="P3"><text:span text:style-name="T1">Running for deliverance:</text:span> A man with a legion of devils sees Jesus in</text:p>
      <text:p text:style-name="P10"><text:span text:style-name="T8">Mark 5:6 “...when he saw Jesus afar off, he ran and worshiped him.” <text:s/>There is no logic in worshiping one that is an enemy so why does a man possessed by devils run to Jesus? <text:s/>He ran because he saw someone who was able to set him free. <text:s/>Looking through demon possessed eyes he saw there was hope for deliverance from a lifetime of bondage. <text:s/>There is a message for us here and please don't let it be lost: </text:span><text:span text:style-name="T10">There are many in bondage who would run to Jesus if they only knew that He cares and wants to deliver them.</text:span><text:span text:style-name="T11"> <text:s/></text:span></text:p>
      <text:p text:style-name="P12"><text:span text:style-name="T18">Running for redemption:</text:span><text:span text:style-name="T16"> Zacchaeus lived a life that was empty. <text:s/>He was wealthy due to his ability to set tax rates (not only collect) on the Jewish population because the Romans didn't care as long as they got their share. <text:s/>He was loved by the Romans and hated by the Jewish people. He heard about Jesus and no doubt saw the joy in the faces of those who knew Him. <text:s/>When the news came that Jesus was coming up the road the scripture says: “And he ran before, and climbed up into a </text:span><text:span text:style-name="T20">sycamore</text:span><text:span text:style-name="T16"> tree to see Him: for He was to pass that </text:span><text:span text:style-name="T19">way.” </text:span><text:span text:style-name="T17">Luke 19:4. <text:s/>When Jesus called him he responded: “...</text:span><text:span text:style-name="T9">he made haste, and came down, and received him joyfully.” <text:s/>As you read the rest of the story you find that his heart was changed. <text:s/>When you run to Jesus for the right reason you will find as Jeremiah said: “...</text:span><text:span text:style-name="T2">ye shall seek me, and find </text:span><text:span text:style-name="T3">me,</text:span><text:span text:style-name="T2"> when ye shall search for me with all your heart. And I will be found of you, saith the LORD: and I will turn away your captivity...” (Jeremiah 29:13-14)</text:span></text:p>
      <text:p text:style-name="P4"/>
      <text:p text:style-name="P6"><text:span text:style-name="T13">Running for confirmation:</text:span><text:span text:style-name="T12"> Mary Magdalene finds an empty tomb and runs to John and Peter to tell them what she found. <text:s/>They both race to the tomb and confirm what Mary told them as well as confirming the scripture. </text:span><text:span text:style-name="T14"><text:s/></text:span><text:span text:style-name="T21">Psalm 16 is a messianic psalm, which means that even though David wrote it, we can read it as though Jesus is speaking. In verse 10, he says, “For You will not leave my soul in Sheol, nor will You allow Your Holy One to see corruption.” Peter quotes this verse in Acts 2:27, and Paul quotes it in Acts 13:35 as prophecies of Jesus’ resurrection. </text:span></text:p>
      <text:p text:style-name="P13"><text:span text:style-name="T21"><text:s text:c="2"/>In Luke 24:46, Jesus said, “</text:span><text:span text:style-name="Emphasis"><text:span text:style-name="T21">Thus it is written</text:span></text:span><text:span text:style-name="T21">, and thus it was necessary for the Christ to suffer and to </text:span><text:span text:style-name="Emphasis"><text:span text:style-name="T21">rise from the dead the third day</text:span></text:span><text:span text:style-name="T21">.” Paul said, “[Jesus] was buried, and that He rose again </text:span><text:span text:style-name="Emphasis"><text:span text:style-name="T21">the third day according to the Scriptures</text:span></text:span><text:span text:style-name="T21">.” (I Corinthians 15:4). <text:s/>In Matthew 12:39-40 Jesus said:</text:span></text:p>
      <text:p text:style-name="P14">“<text:span text:style-name="T28">An evil and adulterous generation seeks after a sign, and no sign will be given except the sign of the prophet Jonah. For as Jonah was three days and three nights in the belly of the great fish, so will the Son of Man be three days and three nights in the heart of the earth.”</text:span></text:p>
      <text:p text:style-name="P5"><text:s text:c="3"/>As Peter and John were running it just may have been that the words of Christ were running through their heads. <text:s/>“Is it possible that Jesus isn't really dead, could He be alive?” <text:s/></text:p>
      <text:p text:style-name="P5"/>
      <text:p text:style-name="P5"><text:span text:style-name="T1">Conclude:</text:span> <text:s/>On September 11, 2001 thousands of people ran from the danger and as a result many were able to survive. <text:s/>There was a much smaller group that ran toward the danger and most didn't survive. <text:s/>The direction that you run makes all the difference. <text:s/>In <text:span text:style-name="T6">Proverbs 18:10 we read: “The name of the LORD </text:span><text:span text:style-name="T7">is</text:span><text:span text:style-name="T6"> a strong tower: the righteous runneth into it, and is safe.” <text:s/>The righteous run toward the things of God. <text:s/>Those who are unrighteous will make excuses of why and how they cannot fol-low the things that God says. <text:s/>Which direction are you ru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legreya" svg:font-family="Alegreya, serif"/>
    <style:font-face style:name="Georgia1" svg:font-family="Georgia, Georgia"/>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36</meta:editing-cycles>
    <meta:creation-date>2014-03-28T17:34:00</meta:creation-date>
    <dc:date>2023-02-02T15:03:03.53</dc:date>
    <meta:editing-duration>P14DT11H24M29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5" meta:word-count="1010" meta:character-count="53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